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table:number-columns-repeated="1017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table:number-columns-repeated="1017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table:style-name="Default" office:value-type="float" office:value="55">
            <text:p>55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move some of the special case handling (names, for example) in OscarParser to the oscar_given_to.sh script</text:p>
          </table:table-cell>
          <table:table-cell table:style-name="Default"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table:style-name="Default" office:value-type="float" office:value="57">
            <text:p>5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add smallint/tinyint attribute “shared” in oscar_given_to table indicating how many other recipients the nominee is sharing the award with</text:p>
          </table:table-cell>
          <table:table-cell table:style-name="Default"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08/23/2011</text:date>, <text:time>18:3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8-23T18:34:56</dc:date>
    <meta:editing-duration>PT19H52M41S</meta:editing-duration>
    <meta:editing-cycles>82</meta:editing-cycles>
    <meta:generator>OpenOffice.org/3.2$Unix OpenOffice.org_project/320m12$Build-9483</meta:generator>
    <dc:creator>Tyler Hayes</dc:creator>
    <meta:document-statistic meta:table-count="3" meta:cell-count="364" meta:object-count="0"/>
    <meta:user-defined meta:name="Info 1"/>
    <meta:user-defined meta:name="Info 2"/>
    <meta:user-defined meta:name="Info 3"/>
    <meta:user-defined meta:name="Info 4"/>
  </office:meta>
</office:document-meta>
</file>